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r" svg:font-family="Courir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271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2.25in"/>
    </style:style>
    <style:style style:name="Table1.C" style:family="table-column">
      <style:table-column-properties style:column-width="3.6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language="pt" fo:country="BR" officeooo:rsid="0012dae9" officeooo:paragraph-rsid="0012dae9"/>
    </style:style>
    <style:style style:name="P2" style:family="paragraph" style:parent-style-name="Standard">
      <style:text-properties fo:language="pt" fo:country="BR" officeooo:rsid="0012dae9" officeooo:paragraph-rsid="0012dae9"/>
    </style:style>
    <style:style style:name="P3" style:family="paragraph" style:parent-style-name="Standard">
      <style:text-properties fo:language="pt" fo:country="BR" officeooo:rsid="00143066" officeooo:paragraph-rsid="00143066"/>
    </style:style>
    <style:style style:name="P4" style:family="paragraph" style:parent-style-name="Standard">
      <style:paragraph-properties fo:text-align="start" style:justify-single-word="false"/>
      <style:text-properties fo:language="pt" fo:country="BR" officeooo:rsid="00155273" officeooo:paragraph-rsid="00155273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erif" fo:language="pt" fo:country="BR" officeooo:rsid="00172f8b" officeooo:paragraph-rsid="00172f8b"/>
    </style:style>
    <style:style style:name="P6" style:family="paragraph" style:parent-style-name="Standard">
      <style:paragraph-properties fo:text-align="start" style:justify-single-word="false"/>
      <style:text-properties style:font-name="Liberation Serif" fo:language="pt" fo:country="BR" officeooo:rsid="00172f8b" officeooo:paragraph-rsid="00172f8b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Liberation Serif" fo:language="pt" fo:country="BR" fo:font-weight="bold" officeooo:rsid="001b96d8" officeooo:paragraph-rsid="001b96d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language="pt" fo:country="BR" fo:font-weight="bold" officeooo:rsid="001b96d8" officeooo:paragraph-rsid="001b96d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language="pt" fo:country="BR" fo:font-weight="bold" officeooo:rsid="001ba462" officeooo:paragraph-rsid="001ba46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language="pt" fo:country="BR" fo:font-weight="bold" officeooo:rsid="001c0cde" officeooo:paragraph-rsid="001c0cd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language="pt" fo:country="BR" fo:font-weight="bold" officeooo:rsid="001dc62c" officeooo:paragraph-rsid="001dc62c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language="pt" fo:country="BR" fo:font-weight="bold" officeooo:rsid="001e61ff" officeooo:paragraph-rsid="001e61ff" style:font-weight-asian="bold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Liberation Serif" fo:language="pt" fo:country="BR" fo:font-weight="bold" officeooo:rsid="002024f4" officeooo:paragraph-rsid="002024f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language="pt" fo:country="BR" fo:font-weight="bold" officeooo:rsid="002024f4" officeooo:paragraph-rsid="002024f4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language="pt" fo:country="BR" fo:font-style="italic" fo:font-weight="bold" officeooo:rsid="0021aaca" officeooo:paragraph-rsid="0021aaca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language="pt" fo:country="BR" fo:font-style="italic" fo:font-weight="bold" officeooo:rsid="002262dd" officeooo:paragraph-rsid="002262dd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language="pt" fo:country="BR" officeooo:rsid="0015fcf6" officeooo:paragraph-rsid="0015fcf6"/>
    </style:style>
    <style:style style:name="P1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language="pt" fo:country="BR" officeooo:rsid="00162014" officeooo:paragraph-rsid="00162014"/>
    </style:style>
    <style:style style:name="P1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language="pt" fo:country="BR" officeooo:rsid="0018f740" officeooo:paragraph-rsid="0018f740"/>
    </style:style>
    <style:style style:name="P2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language="pt" fo:country="BR" fo:font-weight="bold" officeooo:rsid="001e61ff" officeooo:paragraph-rsid="001e61ff" style:font-weight-asian="bold" style:font-weight-complex="bold"/>
    </style:style>
    <style:style style:name="P2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erif" fo:language="pt" fo:country="BR" officeooo:rsid="00170a49" officeooo:paragraph-rsid="00170a49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language="pt" fo:country="BR" officeooo:rsid="00170a49" officeooo:paragraph-rsid="00170a49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language="pt" fo:country="BR" officeooo:rsid="00172f8b" officeooo:paragraph-rsid="00172f8b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language="pt" fo:country="BR" fo:font-weight="bold" officeooo:rsid="0019d796" officeooo:paragraph-rsid="0019d796" style:font-weight-asian="bold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language="pt" fo:country="BR" fo:font-weight="bold" officeooo:rsid="001feeac" officeooo:paragraph-rsid="001feeac" style:font-weight-asian="bold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language="pt" fo:country="BR" fo:font-weight="bold" officeooo:rsid="002024f4" officeooo:paragraph-rsid="002024f4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273" officeooo:paragraph-rsid="001552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273" officeooo:paragraph-rsid="001552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36be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ourier New" fo:font-weight="normal" style:font-weight-asian="normal" style:font-weight-complex="normal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1aaca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da impede que uma EC possa aumentar a competência tributária dos entes federados.</text:p>
      <text:p text:style-name="P2"/>
      <text:p text:style-name="P3">A atribuição constitucional de competência tributária compreende a <text:span text:style-name="T2">competência legislativa plena</text:span><text:span text:style-name="T3">.</text:span></text:p>
      <text:p text:style-name="P3"><text:span text:style-name="T3"/>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28">Competência Legislativa</text:p>
          </table:table-cell>
          <table:table-cell table:style-name="Table1.B1" office:value-type="string">
            <text:p text:style-name="P29">Competência tributária</text:p>
          </table:table-cell>
          <table:table-cell table:style-name="Table1.C1" office:value-type="string">
            <text:p text:style-name="P29">Instituir tributos</text:p>
          </table:table-cell>
        </table:table-row>
        <table:table-row>
          <table:covered-table-cell/>
          <table:table-cell table:style-name="Table1.B2" office:value-type="string">
            <text:p text:style-name="P29">Competência para legislar sobre Direito Tributário</text:p>
          </table:table-cell>
          <table:table-cell table:style-name="Table1.C2" office:value-type="string">
            <text:p text:style-name="P29">Regras sobre o exercício da competência tributária</text:p>
          </table:table-cell>
        </table:table-row>
      </table:table>
      <text:p text:style-name="P4"><text:span text:style-name="T3"/></text:p>
      <text:p text:style-name="P17"><text:span text:style-name="T3">CF, Art. 24. Compete à U, E e ao DF legislar </text:span><text:span text:style-name="T2">concorrentemente</text:span><text:span text:style-name="T3"> sobre:</text:span></text:p>
      <text:p text:style-name="P17"><text:span text:style-name="T3">I – </text:span><text:span text:style-name="T2">direito tributário</text:span><text:span text:style-name="T3">, financeiro, penitenciário, econômico e urbanístico;</text:span></text:p>
      <text:p text:style-name="P17"><text:span text:style-name="T3">§1º No âmbito da legislação concorrente, </text:span><text:span text:style-name="T2">a competência da União limitar-se-á a estabelecer normas gerais</text:span><text:span text:style-name="T3">.</text:span></text:p>
      <text:p text:style-name="P17"><text:span text:style-name="T3">§2º A competência da União para legislar sobre normas gerais </text:span><text:span text:style-name="T2">não exclui a competência suplementar dos Estados</text:span><text:span text:style-name="T3">.</text:span></text:p>
      <text:p text:style-name="P18"><text:span text:style-name="T3">§3º Inexistindo lei federal sobre normas gerais, </text:span><text:span text:style-name="T2">os Estados exercerão a competência legislativa plena</text:span><text:span text:style-name="T3">, para atender a suas peculiaridades.</text:span></text:p>
      <text:p text:style-name="P18"><text:span text:style-name="T3">§4º A superveniência de lei federal sobre normas gerais </text:span><text:span text:style-name="T2">suspende</text:span><text:span text:style-name="T3"> a eficácia da lei estadual, no que lhe for contrário.</text:span></text:p>
      <text:p text:style-name="P18"><text:span text:style-name="T3"/></text:p>
      <text:p text:style-name="P22"><text:span text:style-name="T3">Já no caso dos </text:span><text:span text:style-name="T2">Municípios</text:span><text:span text:style-name="T3">:</text:span></text:p>
      <text:p text:style-name="P21"><text:span text:style-name="T4">CF, Art. 30. Compete aos </text:span><text:span text:style-name="T5">Municípios</text:span><text:span text:style-name="T4">:</text:span></text:p>
      <text:p text:style-name="P21"><text:span text:style-name="T4">II – </text:span><text:span text:style-name="T5">suplementar </text:span><text:span text:style-name="T4">a legislação federal e a estadual no que couber;</text:span></text:p>
      <text:p text:style-name="P22"><text:span text:style-name="T4"/></text:p>
      <text:p text:style-name="P23"><text:span text:style-name="T3">A </text:span><text:span text:style-name="T2">competência tributária</text:span><text:span text:style-name="T3"> é:</text:span></text:p>
      <text:list xml:id="list1126861119" text:style-name="L1">
        <text:list-item>
          <text:p text:style-name="P5"><text:span text:style-name="T3">indelegável;</text:span></text:p>
        </text:list-item>
        <text:list-item>
          <text:p text:style-name="P5"><text:span text:style-name="T3">imprescritível;</text:span></text:p>
        </text:list-item>
        <text:list-item>
          <text:p text:style-name="P5"><text:span text:style-name="T3">inalterável;</text:span></text:p>
        </text:list-item>
        <text:list-item>
          <text:p text:style-name="P5"><text:span text:style-name="T3">irrenunciável; e</text:span></text:p>
        </text:list-item>
        <text:list-item>
          <text:p text:style-name="P5"><text:span text:style-name="T3">facultativa.</text:span></text:p>
        </text:list-item>
      </text:list>
      <text:p text:style-name="P6"><text:span text:style-name="T3"/></text:p>
      <text:p text:style-name="P19"><text:span text:style-name="T3">CTN, Art. 7º A </text:span><text:span text:style-name="T2">competência tributária</text:span><text:span text:style-name="T3"> é indelegável, </text:span><text:span text:style-name="T2">salvo</text:span><text:span text:style-name="T3"> a atribuição das funções de </text:span><text:span text:style-name="T2">arrecadar ou fiscalizar</text:span><text:span text:style-name="T3"> tributos, ou de executar leis, serviços, atos ou decisões administrativas em matéria tributária, </text:span><text:span text:style-name="T2">conferida por uma PJ de direito público a outra</text:span><text:span text:style-name="T3">.</text:span></text:p>
      <text:p text:style-name="P19"><text:span text:style-name="T3"/></text:p>
      <text:p text:style-name="P24">Capacidade tributária ativa<text:span text:style-name="T3"> → aptidão para que PJ seja inserida no pólo ativo da relação jurídica constituída com a ocorrência do FG. É o “poder de exigir o tributo”. Só pode ser realizada por </text:span>PJ de direito público<text:span text:style-name="T3">.</text:span></text:p>
      <text:list xml:id="list2976877377" text:style-name="L2">
        <text:list-item>
          <text:p text:style-name="P7"><text:span text:style-name="T3">Mas atenção para a literalidade da Súmula 396 do STJ: a Confederação Nacional da Agricultura tem legitimidade ativa para a cobrança da contribuição sindical rural.</text:span></text:p>
        </text:list-item>
      </text:list>
      <text:p text:style-name="P8"><text:span text:style-name="T3"/></text:p>
      <text:p text:style-name="P9"><text:soft-page-break/><text:span text:style-name="T3">A delegação da capacidade tributária ativa </text:span>compreende as garantias e os privilégios processuais que competem à PJ de direito público que a conferir<text:span text:style-name="T3">.</text:span></text:p>
      <text:p text:style-name="P9"><text:span text:style-name="T3"/></text:p>
      <text:p text:style-name="P10">Atenção!<text:span text:style-name="T3"> PJ de direito </text:span>privado<text:span text:style-name="T3"> pode receber o encargo ou função de arrecadar os tributos – mero recebimento do valor e o seu posterior repasse ao ente instituidor. Não se confunde com a capacidade tributária ativa, visto que esta inclui o poder de fiscalização do cumprimento das obrigações tributárias e cobrança dos tributos devidos.</text:span></text:p>
      <text:p text:style-name="P10"><text:span text:style-name="T3"/></text:p>
      <text:p text:style-name="P11">Parafiscalidade<text:span text:style-name="T3"> → quando lei que instituiu o tributo nomeia outra PJ para ser sujeito ativo e destina-lhe os recursos arrecadados.</text:span></text:p>
      <text:p text:style-name="P11"><text:span text:style-name="T3"/></text:p>
      <text:p text:style-name="P12">Competência cumulativa<text:span text:style-name="T3">:</text:span></text:p>
      <text:p text:style-name="P20"><text:span text:style-name="T3">CF, Art. 147. Competem à União, </text:span>em Território Federal<text:span text:style-name="T3">, os impostos estaduais e, </text:span>se o Território não for dividido em Municípios<text:span text:style-name="T3">, </text:span>cumulativamente<text:span text:style-name="T3">, os impostos municipais; ao DF cabem <text:s/>os impostos municipais.</text:span></text:p>
      <text:p text:style-name="P25"><text:span text:style-name="T3">Embora a CF mencione apenas “impostos”, <text:s/>esse artigo também é válido aos demais tributos.</text:span></text:p>
      <text:p text:style-name="P25"><text:span text:style-name="T3"/></text:p>
      <text:p text:style-name="P26">Imposto Extraordinário de Guerra<text:span text:style-name="T3">:</text:span></text:p>
      <text:list xml:id="list1622765922" text:style-name="L3">
        <text:list-item>
          <text:p text:style-name="P13"><text:span text:style-name="T3">instituído por lei ordinária (ou MP);</text:span></text:p>
        </text:list-item>
        <text:list-item>
          <text:p text:style-name="P13"><text:span text:style-name="T3">temporário, deve ser suprimido em até 5 anos após a celebração da paz;</text:span></text:p>
        </text:list-item>
        <text:list-item>
          <text:p text:style-name="P13"><text:span text:style-name="T3">pode ser cumulativo;</text:span></text:p>
        </text:list-item>
        <text:list-item>
          <text:p text:style-name="P13"><text:span text:style-name="T3">o FG </text:span>não<text:span text:style-name="T3"> é a guerra, mas um fato econômico relacionado ao contribuinte;</text:span></text:p>
        </text:list-item>
        <text:list-item>
          <text:p text:style-name="P13">não<text:span text:style-name="T3"> é possível para guerra interna (guerra civil);</text:span></text:p>
        </text:list-item>
        <text:list-item>
          <text:p text:style-name="P13"><text:span text:style-name="T3">CF permitiu o </text:span><text:span text:style-name="T6">bis in idem </text:span><text:span text:style-name="T9">e a bitributação</text:span><text:span text:style-name="T8">.</text:span></text:p>
        </text:list-item>
      </text:list>
      <text:p text:style-name="P14"><text:span text:style-name="T8"/></text:p>
      <text:p text:style-name="P15">Bis in idem<text:span text:style-name="T3"> →</text:span><text:span text:style-name="T8">incidência de mais de uma tributação sobre um FG em relação a uma mesma PJ de direito público.</text:span></text:p>
      <text:p text:style-name="P15"><text:span text:style-name="T8"/></text:p>
      <text:p text:style-name="P15"><text:span text:style-name="T7">Bitributação</text:span><text:span text:style-name="T8"> → ocorre quando mais de um ente federado tributa o mesmo FG. Há invasão de competência tributária.</text:span></text:p>
      <text:p text:style-name="P15"><text:span text:style-name="T8"/></text:p>
      <text:p text:style-name="P15"><text:span text:style-name="T8">A CF </text:span><text:span text:style-name="T7">não vedou expressamente</text:span><text:span text:style-name="T8"> o </text:span><text:span text:style-name="T3">bis in idem</text:span><text:span text:style-name="T8">.</text:span></text:p>
      <text:p text:style-name="P15"><text:span text:style-name="T8"/></text:p>
      <text:p text:style-name="P16"><text:span text:style-name="T8">A </text:span><text:span text:style-name="T7">bitributação</text:span><text:span text:style-name="T8"> não é vedada no caso da </text:span><text:span text:style-name="T7">dupla tributação internacional da renda</text:span><text:span text:style-name="T8">. Ex.: cidadão residente no exterior aufere rendimento de aluguéis de imóveis situados no Brasil. A legislação do IR impõe que esse rendimento seja tributado. Supondo que no país estrangeiro desse cidadão a renda auferida no exterior deve ser tributada, o rendimento do aluguel será tributado uma segunda vez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r" svg:font-family="Courir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fo:language="pt" fo:country="BR" officeooo:rsid="0012dae9" officeooo:paragraph-rsid="0012dae9"/>
    </style:style>
    <style:style style:name="MT1" style:family="text">
      <style:text-properties officeooo:rsid="00136be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<text:span text:style-name="MT1">3</text:span> – <text:span text:style-name="MT1">Competência tributária e impostos de competência da União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5:04:51.466000000</meta:creation-date>
    <dc:date>2018-03-23T08:22:10.663000000</dc:date>
    <meta:editing-duration>PT56M13S</meta:editing-duration>
    <meta:editing-cycles>21</meta:editing-cycles>
    <meta:generator>LibreOffice/6.0.1.1$Windows_X86_64 LibreOffice_project/60bfb1526849283ce2491346ed2aa51c465abfe6</meta:generator>
    <meta:document-statistic meta:table-count="1" meta:image-count="0" meta:object-count="0" meta:page-count="2" meta:paragraph-count="43" meta:word-count="599" meta:character-count="3793" meta:non-whitespace-character-count="3243"/>
  </office:meta>
</office:document-meta>
</file>